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EditorRegistrySupport.overrideDefaultEditor( Class &lt; ? &gt; requiredType , PropertyEditor propertyEdi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pertyEditorRegistrySupport.useConfigValueEdi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ditorHolder.getPropertyEditor( @ Nullable Class &lt; ? &gt; requiredTyp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ropertyEditorRegistrySupport.getCustomEditor( @ Nullable Class &lt; ? &gt; requiredTyp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8">
            <text:p text:style-name="Table_20_Contents">8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PropertyEditorRegistrySupport.copyDefaultEditorsTo( PropertyEditorRegistrySuppor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pertyEditorRegistrySupport.addStrippedPropertyPaths( List &lt; String &gt; strippedPaths , String nestedPath , String property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ustomEditorHolder.getRegistered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EditorRegistrySupport.registerCustomEditor( Class &lt; ? &gt; requiredType , PropertyEditor propertyEdi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EditorRegistrySupport.hasCustomEditorForElement( @ Nullable Class &lt; ? &gt; elementType , @ Nullable String propertyPath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opertyEditorRegistrySupport.findCustomEditor( @ Nullable Class &lt; ? &gt; requiredType , @ Nullable String propertyPath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CustomEditorHolder.CustomEditorHolder( PropertyEditor propertyEditor , @ Nullable Class &lt; ? &gt; registered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pertyEditorRegistrySupport.registerCustomEditor( @ Nullable Class &lt; ? &gt; requiredType , @ Nullable String propertyPath , PropertyEditor propertyEdito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ropertyEditorRegistrySupport.guessPropertyTypeFromEditors( String property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ropertyEditorRegistrySupport.getDefaultEditor( Class &lt; ? &gt; required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ropertyEditorRegistrySupport.createDefaultEdito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PropertyEditorRegistrySupport.getPropertyType( String property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ditorHolder.getPropertyEd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EditorRegistrySupport.registerDefaultEdi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EditorRegistrySupport.copyCustomEditorsTo( PropertyEditorRegistry target , @ Nullable String nestedProperty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PropertyEditorRegistrySupport.getCustomEditor( String propertyName , @ Nullable Class &lt; ? &gt; required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pertyEditorRegistrySupport.setConversionService( @ Nullable ConversionService conversion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EditorRegistrySupport.getConversion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